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397cm" fo:min-width="9.28cm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3.867cm" fo:min-width="7.145cm"/>
    </style:style>
    <style:style style:name="gr3" style:family="graphic" style:parent-style-name="standard">
      <style:graphic-properties draw:textarea-horizontal-align="justify" draw:textarea-vertical-align="middle" draw:auto-grow-height="false" fo:min-height="7.276cm" fo:min-width="10.43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779cm" svg:height="7.112cm" svg:x="2.397cm" svg:y="2.143cm">
          <text:p text:style-name="P1"><text:span text:style-name="T1">Get SI115x_REG_HOSTOUT1,2,4,5</text:span></text:p>
          <text:p text:style-name="P1"><text:span text:style-name="T1">Left hand averaging (4)</text:span></text:p>
          <text:p text:style-name="P1"><text:span text:style-name="T1">Check for limit and stitch</text:span></text:p>
          <text:p text:style-name="P1"><text:span text:style-name="T1">AGC laser control</text:span></text:p>
          <text:p text:style-name="P1"><text:span text:style-name="T1">SI115x_REG_COMMAND, 0x11; // Force cmd</text:span></text:p>
          <text:p text:style-name="P1"><text:span text:style-name="T1"><text:tab/></text:span><text:span text:style-name="T1"><text:tab/></text:span><text:span text:style-name="T1"><text:tab/></text:span><text:span text:style-name="T1">hrm_read_cmd();</text:span></text:p>
          <text:p text:style-name="P1"><text:span text:style-name="T1">Hang around post processing data for 50 msec</text:span></text:p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3" draw:layer="layout" svg:width="8.255cm" svg:height="4.445cm" svg:x="3.159cm" svg:y="10.017cm">
          <text:p text:style-name="P3"><text:span text:style-name="T1">Get SI115x_REG_HOSTOUT1,2,4,5</text:span></text:p>
          <text:p text:style-name="P3"><text:span text:style-name="T1">Left hand averaging (4)</text:span></text:p>
          <text:p text:style-name="P3"><text:span text:style-name="T1">Check for limit and stitch</text:span></text:p>
          <text:p text:style-name="P3"><text:span text:style-name="T1">AGC laser control</text:span></text:p>
          <text:p text:style-name="P3"><text:span text:style-name="T1">SI115x_REG_COMMAND, 0x11; // Force cmd</text:span></text:p>
          <text:p text:style-name="P3"><text:span text:style-name="T1"><text:tab/></text:span><text:span text:style-name="T1"><text:tab/></text:span><text:span text:style-name="T1"><text:tab/></text:span><text:span text:style-name="T1">hrm_read_cmd();</text:span></text:p>
          <text:p text:style-name="P1"><text:span text:style-name="T1">Hang around post processing data for 50 mse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layer="layout" svg:width="11.811cm" svg:height="8.128cm" svg:x="7.858cm" svg:y="16.24cm">
          <text:p text:style-name="P1"><text:span text:style-name="T1">P2P scale and subtract chan 2 from chan 1 reiteration</text:span></text:p>
          <text:p text:style-name="P1"><text:span text:style-name="T1">Peak detect</text:span></text:p>
          <text:p text:style-name="P1"><text:span text:style-name="T1">Average last n pulse rates</text:span></text:p>
          <text:p text:style-name="P1"><text:span text:style-name="T1">Send to BLE</text:span></text:p>
          <text:p text:style-name="P1"><text:span text:style-name="T1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12:20:01.685000000</meta:creation-date>
    <dc:date>2018-04-06T13:05:26.586000000</dc:date>
    <meta:editing-duration>PT14M19S</meta:editing-duration>
    <meta:editing-cycles>3</meta:editing-cycles>
    <meta:generator>LibreOffice/6.0.3.2$Windows_X86_64 LibreOffice_project/8f48d515416608e3a835360314dac7e47fd0b821</meta:generator>
    <meta:document-statistic meta:object-count="3"/>
  </office:meta>
</office:document-meta>
</file>